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1173079" calcext:value-type="float">
            <text:p>1173079</text:p>
          </table:table-cell>
          <table:table-cell table:style-name="ce10" table:formula="of:=SUM([$'cross-stats.sum.tsv'.C7:.G7];[$'cross-stats.sum.tsv'.J7:.N7])" office:value-type="float" office:value="394" calcext:value-type="float">
            <text:p>394</text:p>
          </table:table-cell>
          <table:table-cell table:style-name="ce17" table:formula="of:=SUM([$'cross-stats.sum.tsv'.C7:.G7])" office:value-type="float" office:value="394" calcext:value-type="float">
            <text:p>394</text:p>
          </table:table-cell>
          <table:table-cell table:style-name="ce48" table:formula="of:=[$'cross-stats.sum.tsv'.C7]" office:value-type="float" office:value="98" calcext:value-type="float">
            <text:p>98</text:p>
          </table:table-cell>
          <table:table-cell table:style-name="ce48" table:formula="of:=[$'cross-stats.sum.tsv'.D7]" office:value-type="float" office:value="88" calcext:value-type="float">
            <text:p>88</text:p>
          </table:table-cell>
          <table:table-cell table:style-name="ce48" table:formula="of:=SUM([$'cross-stats.sum.tsv'.E7];[$'cross-stats.sum.tsv'.G7];[$'cross-stats.sum.tsv'.F7])" office:value-type="float" office:value="208" calcext:value-type="float">
            <text:p>208</text:p>
          </table:table-cell>
          <table:table-cell table:style-name="ce26" table:formula="of:=[$'cross-stats.sum.tsv'.H7]" office:value-type="float" office:value="13" calcext:value-type="float">
            <text:p>13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0" calcext:value-type="float">
            <text:p>0</text:p>
          </table:table-cell>
          <table:table-cell table:style-name="ce48" table:formula="of:=[$'cross-stats.sum.tsv'.K7]" office:value-type="float" office:value="0" calcext:value-type="float">
            <text:p>0</text:p>
          </table:table-cell>
          <table:table-cell table:style-name="ce48" table:formula="of:=[$'cross-stats.sum.tsv'.J7]" office:value-type="float" office:value="0" calcext:value-type="float">
            <text:p>0</text:p>
          </table:table-cell>
          <table:table-cell table:style-name="ce48" table:formula="of:=SUM([$'cross-stats.sum.tsv'.L7];[$'cross-stats.sum.tsv'.N7];[$'cross-stats.sum.tsv'.M7])" office:value-type="float" office:value="0" calcext:value-type="float">
            <text:p>0</text:p>
          </table:table-cell>
          <table:table-cell table:style-name="ce26" table:formula="of:=[$'cross-stats.sum.tsv'.O7]" office:value-type="float" office:value="0" calcext:value-type="float">
            <text:p>0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000335868257807019" calcext:value-type="percentage">
            <text:p>0.03%</text:p>
          </table:table-cell>
          <table:table-cell table:style-name="ce42" table:formula="of:=[.D3]/[.B3]" office:value-type="percentage" office:value="0.000335868257807019" calcext:value-type="percentage">
            <text:p>0.03%</text:p>
          </table:table-cell>
          <table:table-cell table:style-name="ce49" table:formula="of:=[.E3]/[.D3]" office:value-type="percentage" office:value="0.248730964467005" calcext:value-type="percentage">
            <text:p>24.87%</text:p>
          </table:table-cell>
          <table:table-cell table:style-name="ce49" table:formula="of:=[.F3]/[.D3]" office:value-type="percentage" office:value="0.223350253807107" calcext:value-type="percentage">
            <text:p>22.34%</text:p>
          </table:table-cell>
          <table:table-cell table:style-name="ce49" table:formula="of:=[.G3]/[.D3]" office:value-type="percentage" office:value="0.527918781725888" calcext:value-type="percentage">
            <text:p>52.79%</text:p>
          </table:table-cell>
          <table:table-cell table:style-name="ce55" table:formula="of:=[.H3]/[.D3]" office:value-type="percentage" office:value="0.032994923857868" calcext:value-type="percentage">
            <text:p>3.30%</text:p>
          </table:table-cell>
          <table:table-cell table:style-name="ce60"/>
          <table:table-cell table:style-name="ce42" table:formula="of:=[.J3]/[.B3]" office:value-type="percentage" office:value="0" calcext:value-type="percentage">
            <text:p>0.00%</text:p>
          </table:table-cell>
          <table:table-cell table:style-name="ce49" table:formula="of:=[.K3]/[.J3]" office:value-type="string" office:string-value="" calcext:value-type="error">
            <text:p>#DIV/0!</text:p>
          </table:table-cell>
          <table:table-cell table:style-name="ce49" table:formula="of:=[.L3]/[.J3]" office:value-type="string" office:string-value="" calcext:value-type="error">
            <text:p>#DIV/0!</text:p>
          </table:table-cell>
          <table:table-cell table:style-name="ce49" table:formula="of:=[.M3]/[.J3]" office:value-type="string" office:string-value="" calcext:value-type="error">
            <text:p>#DIV/0!</text:p>
          </table:table-cell>
          <table:table-cell table:style-name="ce55" table:formula="of:=[.N3]/[.J3]" office:value-type="string" office:string-value="" calcext:value-type="error">
            <text:p>#DIV/0!</text:p>
          </table:table-cell>
          <table:table-cell table:style-name="ce60" table:formula="of:=[.O3]/[.J3]" office:value-type="string" office:string-value="" calcext:value-type="error">
            <text:p>#DIV/0!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1173079" calcext:value-type="float">
            <text:p>1173079</text:p>
          </table:table-cell>
          <table:table-cell table:style-name="ce12" table:formula="of:=SUM([$'classifications.sum.tsv'.C2])" office:value-type="float" office:value="385" calcext:value-type="float">
            <text:p>385</text:p>
          </table:table-cell>
          <table:table-cell table:style-name="ce19" table:formula="of:=[$'classifications.sum.tsv'.C2]" office:value-type="float" office:value="385" calcext:value-type="float">
            <text:p>385</text:p>
          </table:table-cell>
          <table:table-cell table:style-name="ce50" table:formula="of:=[$'cross-stats.sum.tsv'.C8]" office:value-type="float" office:value="98" calcext:value-type="float">
            <text:p>98</text:p>
          </table:table-cell>
          <table:table-cell table:style-name="ce50" table:formula="of:=[$'cross-stats.sum.tsv'.D8]" office:value-type="float" office:value="83" calcext:value-type="float">
            <text:p>83</text:p>
          </table:table-cell>
          <table:table-cell table:style-name="ce50" table:formula="of:=SUM([$'cross-stats.sum.tsv'.F8];[$'cross-stats.sum.tsv'.G8];[$'cross-stats.sum.tsv'.E8])" office:value-type="float" office:value="204" calcext:value-type="float">
            <text:p>204</text:p>
          </table:table-cell>
          <table:table-cell table:style-name="ce28" table:formula="of:=[$'cross-stats.sum.tsv'.H8]" office:value-type="float" office:value="13" calcext:value-type="float">
            <text:p>13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328196140242899" calcext:value-type="percentage">
            <text:p>0.03%</text:p>
          </table:table-cell>
          <table:table-cell table:style-name="ce44" table:formula="of:=[.D5]/[.B5]" office:value-type="percentage" office:value="0.000328196140242899" calcext:value-type="percentage">
            <text:p>0.03%</text:p>
          </table:table-cell>
          <table:table-cell table:style-name="ce51" table:formula="of:=[.E5]/[.D5]" office:value-type="percentage" office:value="0.254545454545454" calcext:value-type="percentage">
            <text:p>25.45%</text:p>
          </table:table-cell>
          <table:table-cell table:style-name="ce51" table:formula="of:=[.F5]/[.D5]" office:value-type="percentage" office:value="0.215584415584416" calcext:value-type="percentage">
            <text:p>21.56%</text:p>
          </table:table-cell>
          <table:table-cell table:style-name="ce51" table:formula="of:=[.G5]/[.D5]" office:value-type="percentage" office:value="0.52987012987013" calcext:value-type="percentage">
            <text:p>52.99%</text:p>
          </table:table-cell>
          <table:table-cell table:style-name="ce57" table:formula="of:=[.H5]/[.D5]" office:value-type="percentage" office:value="0.0337662337662338" calcext:value-type="percentage">
            <text:p>3.38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1173079" calcext:value-type="float">
            <text:p>1173079</text:p>
          </table:table-cell>
          <table:table-cell table:style-name="ce10" table:formula="of:=[.B7]-[$'cross-stats.sum.tsv'.Q2]-[$'cross-stats.sum.tsv'.R2]-[$'cross-stats.sum.tsv'.S2]" office:value-type="float" office:value="942939" calcext:value-type="float">
            <text:p>942939</text:p>
          </table:table-cell>
          <table:table-cell table:style-name="ce17" table:formula="of:=[$'cross-stats.sum.tsv'.C2]" office:value-type="float" office:value="328" calcext:value-type="float">
            <text:p>328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942611" calcext:value-type="float">
            <text:p>942611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803815429310387" calcext:value-type="percentage">
            <text:p>80.38%</text:p>
          </table:table-cell>
          <table:table-cell table:style-name="ce42" table:formula="of:=[.D7]/[.B7]" office:value-type="percentage" office:value="0.000279606062336808" calcext:value-type="percentage">
            <text:p>0.03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803535823248051" calcext:value-type="percentage">
            <text:p>80.35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1173079" calcext:value-type="float">
            <text:p>1173079</text:p>
          </table:table-cell>
          <table:table-cell table:style-name="ce12" table:formula="of:=[.B9]-[$'cross-stats.sum.tsv'.R9]" office:value-type="float" office:value="221402" calcext:value-type="float">
            <text:p>221402</text:p>
          </table:table-cell>
          <table:table-cell table:style-name="ce19" table:formula="of:=SUM([$'cross-stats.sum.tsv'.C9:.G9])" office:value-type="float" office:value="450" calcext:value-type="float">
            <text:p>450</text:p>
          </table:table-cell>
          <table:table-cell table:style-name="ce50" table:formula="of:=[$'cross-stats.sum.tsv'.C9]" office:value-type="float" office:value="328" calcext:value-type="float">
            <text:p>328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122" calcext:value-type="float">
            <text:p>122</text:p>
          </table:table-cell>
          <table:table-cell table:style-name="ce28" table:formula="of:=[$'cross-stats.sum.tsv'.H9]" office:value-type="float" office:value="8" calcext:value-type="float">
            <text:p>8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220952" calcext:value-type="float">
            <text:p>220952</text:p>
          </table:table-cell>
          <table:table-cell table:style-name="ce50" table:formula="of:=[$'cross-stats.sum.tsv'.K9]" office:value-type="float" office:value="220952" calcext:value-type="float">
            <text:p>220952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188735796992359" calcext:value-type="percentage">
            <text:p>18.87%</text:p>
          </table:table-cell>
          <table:table-cell table:style-name="ce44" table:formula="of:=[.D9]/[.B9]" office:value-type="percentage" office:value="0.000383605878205986" calcext:value-type="percentage">
            <text:p>0.04%</text:p>
          </table:table-cell>
          <table:table-cell table:style-name="ce51" table:formula="of:=[.E9]/[.D9]" office:value-type="percentage" office:value="0.728888888888889" calcext:value-type="percentage">
            <text:p>72.89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271111111111111" calcext:value-type="percentage">
            <text:p>27.11%</text:p>
          </table:table-cell>
          <table:table-cell table:style-name="ce57" table:formula="of:=[.H9]/[.C9]" office:value-type="percentage" office:value="0.000036133368262256" calcext:value-type="percentage">
            <text:p>0.00%</text:p>
          </table:table-cell>
          <table:table-cell table:style-name="ce61"/>
          <table:table-cell table:style-name="ce44" table:formula="of:=[.J9]/[.B9]" office:value-type="percentage" office:value="0.188352191114153" calcext:value-type="percentage">
            <text:p>18.84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1173079" calcext:value-type="float">
            <text:p>1173079</text:p>
          </table:table-cell>
          <table:table-cell table:style-name="ce10" table:formula="of:=[.B11]-SUM([$'cross-stats.sum.tsv'.E4:.G4];[$'cross-stats.sum.tsv'.R4:.S4])" office:value-type="float" office:value="737515" calcext:value-type="float">
            <text:p>737515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737515" calcext:value-type="float">
            <text:p>737515</text:p>
          </table:table-cell>
          <table:table-cell table:style-name="ce48" table:formula="of:=SUM([$'cross-stats.sum.tsv'.K4])" office:value-type="float" office:value="737393" calcext:value-type="float">
            <text:p>737393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122" calcext:value-type="float">
            <text:p>122</text:p>
          </table:table-cell>
          <table:table-cell table:style-name="ce26" table:formula="of:=SUM([$'cross-stats.sum.tsv'.O4])" office:value-type="float" office:value="8" calcext:value-type="float">
            <text:p>8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628700198366862" calcext:value-type="percentage">
            <text:p>62.87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628700198366862" calcext:value-type="percentage">
            <text:p>62.87%</text:p>
          </table:table-cell>
          <table:table-cell table:style-name="ce49" table:formula="of:=[.K11]/[.J11]" office:value-type="percentage" office:value="0.999834579635668" calcext:value-type="percentage">
            <text:p>99.98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165420364331573" calcext:value-type="percentage">
            <text:p>0.02%</text:p>
          </table:table-cell>
          <table:table-cell table:style-name="ce55" table:formula="of:=[.N11]/[.J11]" office:value-type="percentage" office:value="0.000010847237005349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1173079" calcext:value-type="float">
            <text:p>1173079</text:p>
          </table:table-cell>
          <table:table-cell table:style-name="ce12" table:formula="of:=[.B13]-SUM([$'cross-stats.sum.tsv'.Q3:.S3])" office:value-type="float" office:value="634117" calcext:value-type="float">
            <text:p>634117</text:p>
          </table:table-cell>
          <table:table-cell table:style-name="ce19" table:formula="of:=SUM([$'cross-stats.sum.tsv'.C3:.G3])" office:value-type="float" office:value="450" calcext:value-type="float">
            <text:p>450</text:p>
          </table:table-cell>
          <table:table-cell table:style-name="ce50" table:formula="of:=[$'cross-stats.sum.tsv'.C3]" office:value-type="float" office:value="328" calcext:value-type="float">
            <text:p>328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122" calcext:value-type="float">
            <text:p>122</text:p>
          </table:table-cell>
          <table:table-cell table:style-name="ce28" table:formula="of:=[$'cross-stats.sum.tsv'.H3]" office:value-type="float" office:value="8" calcext:value-type="float">
            <text:p>8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633667" calcext:value-type="float">
            <text:p>633667</text:p>
          </table:table-cell>
          <table:table-cell table:style-name="ce50" table:formula="of:=[$'cross-stats.sum.tsv'.K3]" office:value-type="float" office:value="633667" calcext:value-type="float">
            <text:p>633667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540557797045212" calcext:value-type="percentage">
            <text:p>54.06%</text:p>
          </table:table-cell>
          <table:table-cell table:style-name="ce44" table:formula="of:=[.D13]/[.B13]" office:value-type="percentage" office:value="0.000383605878205986" calcext:value-type="percentage">
            <text:p>0.04%</text:p>
          </table:table-cell>
          <table:table-cell table:style-name="ce51" table:formula="of:=[.E13]/[.D13]" office:value-type="percentage" office:value="0.728888888888889" calcext:value-type="percentage">
            <text:p>72.89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271111111111111" calcext:value-type="percentage">
            <text:p>27.11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540174191167006" calcext:value-type="percentage">
            <text:p>54.02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167351" calcext:value-type="float">
            <text:p>1167351</text:p>
          </table:table-cell>
          <table:table-cell/>
          <table:table-cell office:value-type="float" office:value="5343" calcext:value-type="float">
            <text:p>5343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167342" calcext:value-type="float">
            <text:p>1167342</text:p>
          </table:table-cell>
          <table:table-cell/>
          <table:table-cell office:value-type="float" office:value="5343" calcext:value-type="float">
            <text:p>5343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172990" calcext:value-type="float">
            <text:p>1172990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450" calcext:value-type="float">
            <text:p>450</text:p>
          </table:table-cell>
          <table:table-cell office:value-type="float" office:value="220952" calcext:value-type="float">
            <text:p>220952</text:p>
          </table:table-cell>
          <table:table-cell office:value-type="float" office:value="951677" calcext:value-type="float">
            <text:p>95167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445331" calcext:value-type="float">
            <text:p>445331</text:p>
          </table:table-cell>
          <table:table-cell office:value-type="float" office:value="727748" calcext:value-type="float">
            <text:p>727748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/>
          <table:table-cell office:value-type="float" office:value="1172685" calcext:value-type="float">
            <text:p>1172685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573930" calcext:value-type="float">
            <text:p>573930</text:p>
          </table:table-cell>
          <table:table-cell office:value-type="float" office:value="590413" calcext:value-type="float">
            <text:p>590413</text:p>
          </table:table-cell>
          <table:table-cell/>
          <table:table-cell office:value-type="float" office:value="8736" calcext:value-type="float">
            <text:p>8736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349482" calcext:value-type="float">
            <text:p>349482</text:p>
          </table:table-cell>
          <table:table-cell office:value-type="float" office:value="814861" calcext:value-type="float">
            <text:p>814861</text:p>
          </table:table-cell>
          <table:table-cell/>
          <table:table-cell office:value-type="float" office:value="8736" calcext:value-type="float">
            <text:p>8736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268950" calcext:value-type="float">
            <text:p>268950</text:p>
          </table:table-cell>
          <table:table-cell office:value-type="float" office:value="895393" calcext:value-type="float">
            <text:p>895393</text:p>
          </table:table-cell>
          <table:table-cell/>
          <table:table-cell office:value-type="float" office:value="8736" calcext:value-type="float">
            <text:p>8736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2611" calcext:value-type="float">
            <text:p>9426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26224" calcext:value-type="float">
            <text:p>226224</text:p>
          </table:table-cell>
          <table:table-cell office:value-type="float" office:value="3794" calcext:value-type="float">
            <text:p>3794</text:p>
          </table:table-cell>
          <table:table-cell table:number-columns-repeated="2"/>
          <table:table-cell table:style-name="ce70" table:number-columns-repeated="1003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3667" calcext:value-type="float">
            <text:p>633667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38962" calcext:value-type="float">
            <text:p>53896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737393" calcext:value-type="float">
            <text:p>737393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28" calcext:value-type="float">
            <text:p>426828</text:p>
          </table:table-cell>
          <table:table-cell office:value-type="float" office:value="8736" calcext:value-type="float">
            <text:p>8736</text:p>
          </table:table-cell>
          <table:table-cell table:number-columns-repeated="2"/>
          <table:table-cell table:style-name="ce71" table:number-columns-repeated="1003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172990" calcext:value-type="float">
            <text:p>117299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38901" calcext:value-type="float">
            <text:p>238901</text:p>
          </table:table-cell>
          <table:table-cell office:value-type="float" office:value="30046" calcext:value-type="float">
            <text:p>3004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95393" calcext:value-type="float">
            <text:p>895393</text:p>
          </table:table-cell>
          <table:table-cell office:value-type="float" office:value="8736" calcext:value-type="float">
            <text:p>8736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172685" calcext:value-type="float">
            <text:p>1172685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167351" calcext:value-type="float">
            <text:p>1167351</text:p>
          </table:table-cell>
          <table:table-cell office:value-type="float" office:value="5343" calcext:value-type="float">
            <text:p>5343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952" calcext:value-type="float">
            <text:p>220952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51677" calcext:value-type="float">
            <text:p>9516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0" table:number-columns-repeated="100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7:11:05.592024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14T07:59:07.350217111</dc:date>
    <meta:editing-duration>PT14H47M57S</meta:editing-duration>
    <meta:editing-cycles>116</meta:editing-cycles>
    <meta:document-statistic meta:table-count="3" meta:cell-count="327" meta:object-count="0"/>
  </office:meta>
</office:document-meta>
</file>